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fo:font-style="italic" style:font-style-asian="italic"/>
    </style:style>
    <style:style style:name="P4" style:family="paragraph" style:parent-style-name="Standard">
      <style:paragraph-properties fo:margin-left="0cm" fo:margin-right="0cm" fo:text-indent="0.432cm" style:auto-text-indent="false"/>
    </style:style>
    <style:style style:name="P5" style:family="paragraph" style:parent-style-name="Standard">
      <style:paragraph-properties fo:orphans="0" fo:widows="0" fo:keep-with-next="always"/>
    </style:style>
    <style:style style:name="P6" style:family="paragraph" style:parent-style-name="Standard">
      <style:paragraph-properties fo:orphans="0" fo:widows="0" fo:keep-with-next="always"/>
      <style:text-properties style:font-weight-complex="bold"/>
    </style:style>
    <style:style style:name="P7" style:family="paragraph" style:parent-style-name="Abstract_20_Text">
      <style:text-properties officeooo:paragraph-rsid="0018df9d"/>
    </style:style>
    <style:style style:name="P8" style:family="paragraph" style:parent-style-name="Sangría_20_2_20_de_20_t._20_independiente">
      <style:text-properties fo:font-style="normal" officeooo:rsid="001c2b3b" officeooo:paragraph-rsid="001d57d4" style:font-style-asian="normal" style:font-style-complex="italic"/>
    </style:style>
    <style:style style:name="P9" style:family="paragraph" style:parent-style-name="Sangría_20_2_20_de_20_t._20_independiente">
      <style:text-properties fo:font-style="normal" officeooo:rsid="001d57d4" officeooo:paragraph-rsid="001dd9c5" style:font-style-asian="normal" style:font-style-complex="italic"/>
    </style:style>
    <style:style style:name="P10" style:family="paragraph" style:parent-style-name="Author">
      <style:text-properties officeooo:rsid="0015e58d"/>
    </style:style>
    <style:style style:name="P11" style:family="paragraph" style:parent-style-name="Title" style:master-page-name="Standard">
      <style:paragraph-properties style:page-number="auto"/>
      <style:text-properties officeooo:rsid="0015e58d"/>
    </style:style>
    <style:style style:name="P12" style:family="paragraph" style:parent-style-name="Affiliation">
      <style:text-properties officeooo:rsid="0015e58d"/>
    </style:style>
    <style:style style:name="P13" style:family="paragraph" style:parent-style-name="Affiliation">
      <style:text-properties officeooo:rsid="0015e58d" officeooo:paragraph-rsid="0015e58d"/>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officeooo:rsid="00161316"/>
    </style:style>
    <style:style style:name="T5" style:family="text">
      <style:text-properties officeooo:rsid="001800e1"/>
    </style:style>
    <style:style style:name="T6" style:family="text">
      <style:text-properties officeooo:rsid="0018df9d"/>
    </style:style>
    <style:style style:name="T7"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style:style style:name="Sect2" style:family="section">
      <style:section-properties text:dont-balance-text-columns="true" style:writing-mode="lr-tb" style:editable="false">
        <style:columns fo:column-count="2" fo:column-gap="0.811cm">
          <style:column style:rel-width="32767*" fo:start-indent="0cm" fo:end-indent="0.406cm"/>
          <style:column style:rel-width="32768*" fo:start-indent="0.406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udy of an FPU</text:p>
      <text:p text:style-name="P2"/>
      <text:p text:style-name="P2"/>
      <text:p text:style-name="P10">Yu-wen Pwu</text:p>
      <text:p text:style-name="P13">Department of Computer Science, National Chiao Tung University</text:p>
      <text:p text:style-name="P12">ywpu@cs.nctu.edu.tw</text:p>
      <text:p text:style-name="P2"/>
      <text:p text:style-name="P1"/>
      <text:section text:style-name="Sect1" text:name="Sección1">
        <text:p text:style-name="Abstract_20_Title">Abstract</text:p>
        <text:p text:style-name="P3"/>
        <text:p text:style-name="P7">Th<text:span text:style-name="T6">is study examines how the floating-point unit (FPU) is designed in modern computers. My study methods are including, but not limited to, source code analysis, behavioral simulation of the circuit and implement it onto a Xilinx Spartan-3E Starter Kit development board featuring Spartan-3 XC3S500E-4FG320C FPGA.</text:span> </text:p>
        <text:p text:style-name="Standard"/>
        <text:h text:style-name="Heading_20_1" text:outline-level="1">1. Introduction</text:h>
        <text:p text:style-name="Standard"/>
        <text:p text:style-name="P8">The FPU core I am going to study is “<text:span text:style-name="T7">fpu</text:span>” by Rudolf Usselmann [1]. It complies the IEEE 754 standard, and is able to do addition, subtraction, multiplication and division operations for two single precision floating point numbers. I uses an IEEE paper format template for OpenOffice and LibreOffice to write this paper. The template is designed by fullmetalsoa [2].</text:p>
        <text:p text:style-name="P9">Because I am so busy recently, I have little time to work on this project. I feel so sorry about that, but I have no choice… I only have 86,400 seconds a day! I have done my best.</text:p>
        <text:p text:style-name="Standard"/>
        <text:h text:style-name="Heading_20_1" text:outline-level="1">2. F<text:span text:style-name="T4">PU Code Analysis</text:span></text:h>
        <text:p text:style-name="Standard"/>
        <text:p text:style-name="P4">All printed material, including text, illustrations, and charts, must be kept within a print area of 6-1/2 inches (16.51 cm) wide by 8-7/8 inches (22.51 cm) high. Do not write or print anything outside the print area. All <text:span text:style-name="T1">text</text:span> must be in a two-column format. Columns are to be 3-1/16 inches (7.85 cm) wide, with a 3/8 inch (0.81 cm) space between them. Text must be fully justified.</text:p>
        <text:p text:style-name="Text_20_body_20_indent">A format sheet with the margins and placement guides is available as both Word and PDF files as &lt;format.doc&gt; and &lt;format.pdf&gt;. It contains lines and boxes showing the margins and print areas. If you hold it and your printed page up to the light, you can easily check your margins to see if your print area fits within the space allowed.</text:p>
        <text:p text:style-name="P4"/>
        <text:h text:style-name="Heading_20_1" text:outline-level="1">3. <text:span text:style-name="T4">Porting to FPGA</text:span></text:h>
        <text:p text:style-name="P6"/>
        <text:p text:style-name="Text_20_body_20_indent">The main title (on the first page) should begin 1-3/8 inches (3.49 cm) from the top edge of the page, centered, and in Times 14-point, boldface type. Capitalize the first letter of nouns, pronouns, verbs, adjectives, and adverbs; do not capitalize articles, coordinate conjunctions, or prepositions (unless the title begins with such a word). Leave two 12-point blank lines after the title.</text:p>
        <text:p text:style-name="Standard"/>
        <text:h text:style-name="Heading_20_1" text:outline-level="1">4. <text:span text:style-name="T4">Experiments</text:span></text:h>
        <text:p text:style-name="Standard"/>
        <text:p text:style-name="Text_20_body_20_indent">Author names and affiliations are to be centered beneath the title and printed in Times 12-point, non-boldface type. Multiple authors may be shown in a two- or three-column format, with their affiliations italicized and centered below their respective names. Include e-mail addresses if possible. Author information should be followed by two 12-point blank lines.</text:p>
        <text:p text:style-name="Standard"/>
        <text:h text:style-name="Heading_20_1" text:outline-level="1">7. Main text</text:h>
        <text:p text:style-name="P5"/>
        <text:p text:style-name="P4">Type your main text in 10-point Times, single-spaced. Do <text:span text:style-name="T2">not</text:span> use double-spacing. All paragraphs should be indented 1/4 inch (approximately 0.5 cm). Be sure your text is fully justified—that is, flush left and flush right. Please do not place any additional blank lines between paragraphs. </text:p>
        <text:p text:style-name="P4"><text:span text:style-name="T3">Figure and table captions </text:span>should be 10-point boldface Helvetica (or a similar sans-serif font). Callouts should be 9-point non-boldface Helvetica. Initially capitalize only the first word of each figure caption and table title. Figures and tables must be numbered separately. For example: “Figure 1. Database contexts”, “Table 1. Input data”. Figure captions are to be centered <text:span text:style-name="T1">below</text:span> the figures. Table titles are to be centered <text:span text:style-name="T1">above</text:span> the tables.</text:p>
        <text:p text:style-name="Standard"/>
        <text:h text:style-name="Heading_20_1" text:outline-level="1">8. First-order headings</text:h>
        <text:p text:style-name="Standard"/>
        <text:p text:style-name="P4">For example, “1. Introduction”, should be Times 12-point boldface, initially capitalized, flush left, with <text:soft-page-break/>one blank line before, and one blank line after. Use a period (“.”) after the heading number, not a colon.</text:p>
        <text:p text:style-name="Standard"/>
        <text:h text:style-name="Heading_20_2" text:outline-level="2">8.1. Second-order headings</text:h>
        <text:p text:style-name="Standard"/>
        <text:p text:style-name="P4">As in this heading, they should be Times 11-point boldface, initially capitalized, flush left, with one blank line before, and one after.</text:p>
        <text:p text:style-name="Standard"/>
        <text:p text:style-name="Standard"><text:span text:style-name="T2">8.1.1. Third-order headings.</text:span> Third-order headings, as in this paragraph, are discouraged. However, if you must use them, use 10-point Times, boldface, initially capitalized, flush left, preceded by one blank line, followed by a period and your text on the same line.</text:p>
        <text:p text:style-name="Standard"/>
        <text:h text:style-name="Heading_20_1" text:outline-level="1">9. <text:span text:style-name="T5">Conclusions</text:span></text:h>
        <text:p text:style-name="Standard"/>
        <text:p text:style-name="P4">Use footnotes sparingly (or not at all) and place them at the bottom of the column on the page on which they are referenced. Use Times 8-point type, single-spaced. To help your readers, avoid using footnotes altogether and include necessary peripheral observations in the text (within parentheses, if you prefer, as in this sentence).</text:p>
        <text:p text:style-name="Standard"/>
        <text:h text:style-name="Heading_20_1" text:outline-level="1">10. References</text:h>
        <text:p text:style-name="Standard"/>
        <text:p text:style-name="P4">List and number all bibliographical references in 9-point Times, single-spaced, at the end of your paper. When referenced in the text, enclose the citation number in square brackets, for example [1]. Where appropriate, include the name(s) of editors of referenced books.</text:p>
        <text:p text:style-name="Standard"/>
        <text:p text:style-name="References">[1] A.B. Smith, C.D. Jones, and E.F. Roberts, “Article Title”, <text:span text:style-name="T1">Journal</text:span>, Publisher, Location, Date, pp. 1-10.</text:p>
        <text:p text:style-name="References"/>
        <text:p text:style-name="References">[2] Jones, C.D., A.B. Smith, and E.F. Roberts, <text:span text:style-name="T1">Book Title</text:span>, Publisher, Location, Date.</text:p>
        <text:p text:style-name="Standard"/>
        <text:p text:style-name="Standard"/>
      </text:section>
      <text:section text:style-name="Sect2" text:name="Sección2">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6-01-10T17:37:14.906004844</meta:creation-date>
    <meta:editing-cycles>10</meta:editing-cycles>
    <meta:editing-duration>PT3H16M45S</meta:editing-duration>
    <meta:generator>LibreOffice/5.0.4.2$Linux_X86_64 LibreOffice_project/00m0$Build-2</meta:generator>
    <meta:keyword>IEEE</meta:keyword>
    <meta:keyword>Articles</meta:keyword>
    <meta:keyword>Scientific</meta:keyword>
    <dc:subject>Education</dc:subject>
    <dc:description>Author's Instruction for the Preparation of  Regular Papers</dc:description>
    <dc:date>2016-01-10T21:24:56.221157779</dc:date>
    <meta:document-statistic meta:table-count="0" meta:image-count="0" meta:object-count="0" meta:page-count="3" meta:paragraph-count="30" meta:word-count="764" meta:character-count="4746" meta:non-whitespace-character-count="4011"/>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